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5" table:default-cell-style-name="ce5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Spring Backlog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1. Skapa applikation med skrivbor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2. Skapa ikon som öppnar ett fönster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3. Fyll fönstret med bilder med hjälp av ajaxanrop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4. Bakgrund ändras då bild klicka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5. Fönstret går att stäng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6. Skapa en tilltalande layout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Totalt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4"/>
          <table:table-cell table:number-columns-repeated="1018"/>
        </table:table-row>
        <table:table-row table:style-name="ro3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1" office:value-type="string">
            <text:p>Sprint Burndown Chart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Default">
            <draw:frame table:end-cell-address="Sheet1.F31" table:end-x="0.51cm" table:end-y="0.126cm" draw:z-index="0" draw:style-name="gr1" svg:width="14.831cm" svg:height="6.986cm" svg:x="2.844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31.12.2013</text:date>, <text:time>15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3-12-31T15:07:09.27</dc:date>
    <meta:editing-duration>PT01H39M32S</meta:editing-duration>
    <meta:editing-cycles>4</meta:editing-cycles>
    <meta:generator>OpenOffice.org/3.2$Win32 OpenOffice.org_project/320m12$Build-9483</meta:gener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